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20000012D1FCF2084.svm" manifest:media-type="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10000018A0000013180263F36.svm" manifest:media-type=""/>
  <manifest:file-entry manifest:full-path="Pictures/20000001000001640000012D60A1FB1C.svm" manifest:media-type=""/>
  <manifest:file-entry manifest:full-path="Pictures/2000000200000127000000F065B0BE50.eps" manifest:media-type=""/>
  <manifest:file-entry manifest:full-path="Pictures/20000001000012FD000007545690D7F9.svm" manifest:media-type=""/>
  <manifest:file-entry manifest:full-path="Pictures/20000001000015C200000B5213C457A5.svm" manifest:media-type=""/>
  <manifest:file-entry manifest:full-path="Pictures/200000010000026E0000012D2B1C45BB.svm" manifest:media-type=""/>
  <manifest:file-entry manifest:full-path="Pictures/200000010000018E0000012DA06B9E49.svm" manifest:media-type=""/>
  <manifest:file-entry manifest:full-path="Pictures/20000001000000ED000000EDF78F3513.svm" manifest:media-type=""/>
  <manifest:file-entry manifest:full-path="Pictures/200000010000018A0000012DBC12F100.svm" manifest:media-type=""/>
  <manifest:file-entry manifest:full-path="Pictures/200000010000016400000129B6113C1E.svm" manifest:media-type=""/>
  <manifest:file-entry manifest:full-path="Pictures/20000001000001CD0000012DBE74C9DE.svm" manifest:media-type=""/>
  <manifest:file-entry manifest:full-path="Pictures/20000001000000DD00000012A856DA5C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8§latex§\begin{align*}&#10;V_C&amp;=V_{CC}-I_C R_C\\&#10;V_E&amp;=I_E R_E\\&#10;V_B&amp;=V_{BE}+V_E=V_{BE}+I_E R_E\\&#10;&amp;=V_{BB}-I_B R_B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8§latex§\begin{align*}&#10;V_{BB}&amp;=I_B R_B +V_{BE}+\left(I_B+I_C \right) R_E\\&#10;&amp;=I_B R_B+V_{BE}+I_E R_E\\&#10;&amp;=\frac{I_E}{\beta+1} R_B +V_{BE}+I_E R_E\\&#10;I_E&amp;=\frac{V_{BB}-V_{BE}}{\frac{R_B}{\beta+1}+R_E} \approx I_C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555cm" svg:height="5.333cm" svg:x="0.829cm" svg:y="0.405cm">
          <draw:image xlink:href="Pictures/2000000200000127000000F065B0BE50.eps" xlink:type="simple" xlink:show="embed" xlink:actuate="onLoad">
            <text:p/>
          </draw:image>
        </draw:frame>
        <draw:custom-shape draw:style-name="gr2" draw:text-style-name="P1" draw:layer="layout" svg:width="0.914cm" svg:height="3.447cm" svg:x="5.52cm" svg:y="1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14cm" svg:height="1.455cm" svg:x="1.938cm" svg:y="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145cm" svg:y1="3.952cm" svg:x2="3.145cm" svg:y2="4.145cm">
          <text:p/>
        </draw:line>
        <draw:line draw:style-name="gr3" draw:text-style-name="P1" draw:layer="layout" svg:x1="5.529cm" svg:y1="3.128cm" svg:x2="5.529cm" svg:y2="3.321cm">
          <text:p/>
        </draw:line>
        <draw:frame draw:style-name="gr4" draw:text-style-name="P1" draw:layer="layout" svg:width="0.745cm" svg:height="0.36cm" svg:x="0.166cm" svg:y="3.856cm">
          <draw:image xlink:href="Pictures/200000010000026E0000012D2B1C45BB.svm" xlink:type="simple" xlink:show="embed" xlink:actuate="onLoad">
            <text:p/>
          </draw:image>
        </draw:frame>
        <draw:frame draw:style-name="gr5" draw:text-style-name="P1" draw:layer="layout" svg:width="0.739cm" svg:height="0.365cm" svg:x="7.45cm" svg:y="2.929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426cm" svg:height="0.355cm" svg:x="2.346cm" svg:y="3.844cm">
          <draw:image xlink:href="Pictures/200000010000016400000129B6113C1E.svm" xlink:type="simple" xlink:show="embed" xlink:actuate="onLoad">
            <text:p/>
          </draw:image>
        </draw:frame>
        <draw:frame draw:style-name="gr7" draw:text-style-name="P1" draw:layer="layout" svg:width="0.426cm" svg:height="0.36cm" svg:x="5.738cm" svg:y="2.891cm">
          <draw:image xlink:href="Pictures/20000001000001640000012D60A1FB1C.svm" xlink:type="simple" xlink:show="embed" xlink:actuate="onLoad">
            <text:p/>
          </draw:image>
        </draw:frame>
        <draw:frame draw:style-name="gr8" draw:text-style-name="P1" draw:layer="layout" svg:width="0.552cm" svg:height="0.355cm" svg:x="2.221cm" svg:y="2.181cm">
          <draw:image xlink:href="Pictures/20000001000001CD00000129C4F4D402.svm" xlink:type="simple" xlink:show="embed" xlink:actuate="onLoad">
            <text:p/>
          </draw:image>
        </draw:frame>
        <draw:frame draw:style-name="gr9" draw:text-style-name="P1" draw:layer="layout" svg:width="0.552cm" svg:height="0.36cm" svg:x="4.558cm" svg:y="1.003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57cm" svg:height="0.355cm" svg:x="4.558cm" svg:y="4.204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0.472cm" svg:height="0.36cm" svg:x="3.092cm" svg:y="1.841cm">
          <draw:image xlink:href="Pictures/200000010000018A0000012DBC12F100.svm" xlink:type="simple" xlink:show="embed" xlink:actuate="onLoad">
            <text:p/>
          </draw:image>
        </draw:frame>
        <draw:frame draw:style-name="gr12" draw:text-style-name="P1" draw:layer="layout" svg:width="0.476cm" svg:height="0.36cm" svg:x="4.86cm" svg:y="3.5cm">
          <draw:image xlink:href="Pictures/200000010000018E0000012DA06B9E49.svm" xlink:type="simple" xlink:show="embed" xlink:actuate="onLoad">
            <text:p/>
          </draw:image>
        </draw:frame>
        <draw:frame draw:style-name="gr13" draw:text-style-name="P1" draw:layer="layout" svg:width="0.472cm" svg:height="0.365cm" svg:x="4.843cm" svg:y="1.852cm">
          <draw:image xlink:href="Pictures/200000010000018A0000013180263F36.svm" xlink:type="simple" xlink:show="embed" xlink:actuate="onLoad">
            <text:p/>
          </draw:image>
        </draw:frame>
        <draw:frame draw:style-name="gr14" draw:text-style-name="P1" draw:layer="layout" svg:width="3.888cm" svg:height="1.5cm" svg:x="8.214cm" svg:y="3.836cm">
          <draw:image xlink:href="Pictures/20000001000012FD000007545690D7F9.svm" xlink:type="simple" xlink:show="embed" xlink:actuate="onLoad">
            <text:p/>
          </draw:image>
        </draw:frame>
        <draw:frame draw:style-name="gr15" draw:text-style-name="P1" draw:layer="layout" svg:width="4.455cm" svg:height="2.318cm" svg:x="7.968cm" svg:y="0.382cm">
          <draw:image xlink:href="Pictures/20000001000015C200000B5213C457A5.svm" xlink:type="simple" xlink:show="embed" xlink:actuate="onLoad">
            <text:p/>
          </draw:image>
        </draw:frame>
        <draw:frame draw:style-name="gr16" draw:text-style-name="P1" draw:layer="layout" svg:width="0.75cm" svg:height="0.36cm" svg:x="3.084cm" svg:y="3.301cm">
          <draw:image xlink:href="Pictures/20000001000002720000012D1FCF2084.svm" xlink:type="simple" xlink:show="embed" xlink:actuate="onLoad">
            <text:p/>
          </draw:image>
        </draw:frame>
        <draw:frame draw:style-name="gr17" draw:text-style-name="P1" draw:layer="layout" svg:width="0.283cm" svg:height="0.283cm" svg:x="3.016cm" svg:y="2.883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64cm" svg:height="0.02cm" svg:x="3.759cm" svg:y="3.786cm">
          <draw:image xlink:href="Pictures/20000001000000DD00000012A856DA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3T15:54:28</dc:date>
    <dc:creator>kkk </dc:creator>
    <meta:editing-duration>PT17M53S</meta:editing-duration>
    <meta:editing-cycles>4</meta:editing-cycles>
    <meta:generator>LibreOffice/3.3$Linux LibreOffice_project/330m19$Build-401</meta:generator>
    <meta:document-statistic meta:object-count="20"/>
  </office:meta>
</office:document-meta>
</file>